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GREATNESS (145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GREATNESS (145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depth (14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breadth (145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GREATNESS (145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GOODNESS (145:7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GOODNESS (145:7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is slow to anger (145: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is good to all (145:7, 9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4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GREATNESS (145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'S GOODNESS (145: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GOD'S GLORY (145:11-1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GOD'S GLORY (145:11-13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ts dynamics (145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s duration (145:1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45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GOD'S GREATNESS (145:1-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GOD'S GOODNESS (145:7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GOD'S GLORY (145:11-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'S GUARANTEE (14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GOD'S GRACE (145:14-21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GOD'S GRACE (145:14-21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lifts up the fallen (145:14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feeds the hungry (145:15-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e rescues the persecuted (145:19-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SALM 145<text:s text:c="1"/></text:span><text:span text:style-name="a562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GOD'S GREATNESS (145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GOD'S GOODNESS (145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GOD'S GLORY (145:11-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GOD'S GUARANTEE (145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GOD'S GRACE (145:14-21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5 </dc:title>
    <meta:initial-creator>David STRICKLAND</meta:initial-creator>
    <dc:creator>David STRICKLAND</dc:creator>
    <meta:creation-date>2020-02-22T17:40:10Z</meta:creation-date>
    <dc:date>2020-02-22T17:40:10Z</dc:date>
    <meta:template xlink:href="BibleStudy" xlink:type="simple"/>
    <meta:editing-cycles>1</meta:editing-cycles>
    <meta:editing-duration>PT0S</meta:editing-duration>
    <meta:document-statistic meta:paragraph-count="34" meta:word-count="179"/>
  </office:meta>
</office:document-meta>
</file>